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.78mm"/>
    </style:style>
    <style:style style:name="co2" style:family="table-column">
      <style:table-column-properties fo:break-before="auto" style:column-width="19.69mm"/>
    </style:style>
    <style:style style:name="co3" style:family="table-column">
      <style:table-column-properties fo:break-before="auto" style:column-width="25.4mm"/>
    </style:style>
    <style:style style:name="co4" style:family="table-column">
      <style:table-column-properties fo:break-before="auto" style:column-width="82.06mm"/>
    </style:style>
    <style:style style:name="co5" style:family="table-column">
      <style:table-column-properties fo:break-before="auto" style:column-width="46.11mm"/>
    </style:style>
    <style:style style:name="co6" style:family="table-column">
      <style:table-column-properties fo:break-before="auto" style:column-width="65.16mm"/>
    </style:style>
    <style:style style:name="co7" style:family="table-column">
      <style:table-column-properties fo:break-before="auto" style:column-width="68.7mm"/>
    </style:style>
    <style:style style:name="co8" style:family="table-column">
      <style:table-column-properties fo:break-before="auto" style:column-width="70.89mm"/>
    </style:style>
    <style:style style:name="co9" style:family="table-column">
      <style:table-column-properties fo:break-before="auto" style:column-width="28.4mm"/>
    </style:style>
    <style:style style:name="co10" style:family="table-column">
      <style:table-column-properties fo:break-before="auto" style:column-width="476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08.9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bb6"/>
    </style:style>
  </office:automatic-styles>
  <office:body>
    <office:spreadsheet>
      <table:calculation-settings table:automatic-find-labels="false" table:use-regular-expressions="false" table:use-wildcards="true"/>
      <table:table table:name="lo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res=</text:p>
          </table:table-cell>
          <table:table-cell table:number-columns-repeated="9"/>
        </table:table-row>
        <table:table-row table:style-name="ro1">
          <table:table-cell table:style-name="ce1"/>
          <table:table-cell table:style-name="ce1" office:value-type="string" calcext:value-type="string">
            <text:p>status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number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1" table:number-columns-repeated="2"/>
          <table:table-cell table:style-name="ce1" office:value-type="float" office:value="200" calcext:value-type="float">
            <text:p>2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tatusTex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OK</text:p>
          </table:table-cell>
          <table:table-cell table:number-columns-repeated="7"/>
        </table:table-row>
        <table:table-row table:style-name="ro1">
          <table:table-cell table:style-name="ce1"/>
          <table:table-cell table:style-name="ce1" office:value-type="string" calcext:value-type="string">
            <text:p>headers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x-powered-by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Express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content-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application/json</text:p>
          </table:table-cell>
          <table:table-cell office:value-type="string" calcext:value-type="string">
            <text:p><text:s/>charset=utf-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tent-lengt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340" calcext:value-type="float">
            <text:p>3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ta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/"154-+6Hyo4JQgEovCKtufVUEdh5ApC0"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Wed</text:p>
          </table:table-cell>
          <table:table-cell office:value-type="string" calcext:value-type="string">
            <text:p><text:s/>31 Jul 2019 04:39:23 GM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ne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close</text:p>
          </table:table-cell>
          <table:table-cell table:number-columns-repeated="6"/>
        </table:table-row>
        <table:table-row table:style-name="ro1">
          <table:table-cell table:style-name="ce1"/>
          <table:table-cell table:style-name="ce1" office:value-type="string" calcext:value-type="string">
            <text:p>config</text:p>
          </table:table-cell>
          <table:table-cell table:style-name="ce1"/>
          <table:table-cell table:number-columns-repeated="7"/>
        </table:table-row>
        <table:table-row table:style-name="ro1">
          <table:table-cell table:style-name="ce1" office:value-type="string" calcext:value-type="string">
            <text:p>object</text:p>
          </table:table-cell>
          <table:table-cell table:style-name="ce1" table:number-columns-repeated="2"/>
          <table:table-cell table:number-columns-repeated="7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ur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http://localhost:3000/api/exchange/P/?apikey=1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etho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post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ata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tring</text:p>
          </table:table-cell>
          <table:table-cell table:number-columns-repeated="9"/>
        </table:table-row>
        <table:table-row table:style-name="ro2">
          <table:table-cell table:number-columns-repeated="3"/>
          <table:table-cell office:value-type="string" calcext:value-type="string">
            <text:p>{"document_type":"P"</text:p>
          </table:table-cell>
          <table:table-cell office:value-type="string" calcext:value-type="string">
            <text:p>document_id":"C1</text:p>
          </table:table-cell>
          <table:table-cell office:value-type="string" calcext:value-type="string">
            <text:p>date":1564547963858,"associate_id":"1</text:p>
          </table:table-cell>
          <table:table-cell office:value-type="string" calcext:value-type="string">
            <text:p>internal_ref":"Esta es la referencia interna</text:p>
          </table:table-cell>
          <table:table-cell office:value-type="string" calcext:value-type="string">
            <text:p>external_ref":"Esta es la referencia externa</text:p>
          </table:table-cell>
          <table:table-cell office:value-type="string" calcext:value-type="string">
            <text:p>currency":"MXN</text:p>
          </table:table-cell>
          <table:table-cell office:value-type="string" calcext:value-type="string">
            <text:p>exchange_rate":1,"notes":"Este es el encabezado de una compra"}</text:p>
            <text:p>,,headers</text:p>
            <text:p>object</text:p>
            <text:p>,,transformRequest</text:p>
            <text:p>object</text:p>
            <text:p>,,transformResponse</text:p>
            <text:p>object</text:p>
            <text:p>,,timeout</text:p>
            <text:p>number</text:p>
            <text:p>,,,0</text:p>
            <text:p>,,adapter</text:p>
            <text:p>function</text:p>
            <text:p>,,xsrfCookieName</text:p>
            <text:p>string</text:p>
            <text:p>,,,XSRF-TOKEN</text:p>
            <text:p>,,xsrfHeaderName</text:p>
            <text:p>string</text:p>
            <text:p>,,,X-XSRF-TOKEN</text:p>
            <text:p>,,maxContentLength</text:p>
            <text:p>number</text:p>
            <text:p>,,,-1</text:p>
            <text:p>,,validateStatus</text:p>
            <text:p>function</text:p>
            <text:p>,request</text:p>
            <text:p>object</text:p>
            <text:p>,,_events</text:p>
            <text:p>object</text:p>
            <text:p>,,_eventsCount</text:p>
            <text:p>number</text:p>
            <text:p>,,,6</text:p>
            <text:p>,,_maxListeners</text:p>
            <text:p>undefined</text:p>
            <text:p>,,output</text:p>
            <text:p>object</text:p>
            <text:p>,,outputEncodings</text:p>
            <text:p>object</text:p>
            <text:p>,,outputCallbacks</text:p>
            <text:p>object</text:p>
            <text:p>,,outputSize</text:p>
            <text:p>number</text:p>
            <text:p>,,,0</text:p>
            <text:p>,,writable</text:p>
            <text:p>boolean</text:p>
            <text:p>,,_last</text:p>
            <text:p>boolean</text:p>
            <text:p>,,chunkedEncoding</text:p>
            <text:p>boolean</text:p>
            <text:p>,,shouldKeepAlive</text:p>
            <text:p>boolean</text:p>
            <text:p>,,useChunkedEncodingByDefault</text:p>
            <text:p>boolean</text:p>
            <text:p>,,sendDate</text:p>
            <text:p>boolean</text:p>
            <text:p>,,_removedConnection</text:p>
            <text:p>boolean</text:p>
            <text:p>,,_removedContLen</text:p>
            <text:p>boolean</text:p>
            <text:p>,,_removedTE</text:p>
            <text:p>boolean</text:p>
            <text:p>,,_contentLength</text:p>
            <text:p>object</text:p>
            <text:p>,,_hasBody</text:p>
            <text:p>boolean</text:p>
            <text:p>,,_trailer</text:p>
            <text:p>string</text:p>
            <text:p>,,,</text:p>
            <text:p>,,finished</text:p>
            <text:p>boolean</text:p>
            <text:p>,,_headerSent</text:p>
            <text:p>boolean</text:p>
            <text:p>,,socket</text:p>
            <text:p>object</text:p>
            <text:p>,,connection</text:p>
            <text:p>object</text:p>
            <text:p>,,_header</text:p>
            <text:p>string</text:p>
            <text:p>,,,POST /api/exchange/P/?apikey=123 HTTP/1.1</text:p>
            <text:p>Accept: application/json, text/plain, */*</text:p>
            <text:p>Content-Type: application/json;charset=utf-8</text:p>
            <text:p>User-Agent: axios/0.19.0</text:p>
            <text:p>Content-Length: 255</text:p>
            <text:p>Host: localhost:3000</text:p>
            <text:p>Connection: close</text:p>
            <text:p/>
            <text:p/>
            <text:p>,,_onPendingData</text:p>
            <text:p>function</text:p>
            <text:p>,,agent</text:p>
            <text:p>object</text:p>
            <text:p>,,socketPath</text:p>
            <text:p>undefined</text:p>
            <text:p>,,timeout</text:p>
            <text:p>undefined</text:p>
            <text:p>,,method</text:p>
            <text:p>string</text:p>
            <text:p>,,,POST</text:p>
            <text:p>,,path</text:p>
            <text:p>string</text:p>
            <text:p>,,,/api/exchange/P/?apikey=123</text:p>
            <text:p>,,_ended</text:p>
            <text:p>boolean</text:p>
            <text:p>,,res</text:p>
            <text:p>object</text:p>
            <text:p>,,aborted</text:p>
            <text:p>undefined</text:p>
            <text:p>,,timeoutCb</text:p>
            <text:p>object</text:p>
            <text:p>,,upgradeOrConnect</text:p>
            <text:p>boolean</text:p>
            <text:p>,,parser</text:p>
            <text:p>object</text:p>
            <text:p>,,maxHeadersCount</text:p>
            <text:p>object</text:p>
            <text:p>,,_redirectable</text:p>
            <text:p>object</text:p>
            <text:p>,data</text:p>
            <text:p>object</text:p>
            <text:p>,,id</text:p>
            <text:p>number</text:p>
            <text:p>,,,29</text:p>
            <text:p>,,document_type</text:p>
            <text:p>string</text:p>
            <text:p>,,,P</text:p>
            <text:p>,,document_id</text:p>
            <text:p>string</text:p>
            <text:p>,,,C1</text:p>
            <text:p>,,date</text:p>
            <text:p>string</text:p>
            <text:p>,,,2019-07-30</text:p>
            <text:p>,,associate_id</text:p>
            <text:p>string</text:p>
            <text:p>,,,1</text:p>
            <text:p>,,internal_ref</text:p>
            <text:p>string</text:p>
            <text:p>,,,Esta es la referencia interna</text:p>
            <text:p>,,external_ref</text:p>
            <text:p>string</text:p>
            <text:p>,,,Esta es la referencia externa</text:p>
            <text:p>,,currency</text:p>
            <text:p>string</text:p>
            <text:p>,,,MXN</text:p>
            <text:p>,,exchange_rate</text:p>
            <text:p>number</text:p>
            <text:p>,,,1</text:p>
            <text:p>,,notes</text:p>
            <text:p>string</text:p>
            <text:p>,,,Este es el encabezado de una compra</text:p>
            <text:p>,,updatedAt</text:p>
            <text:p>string</text:p>
            <text:p>,,,2019-07-31T04:39:23.869Z</text:p>
            <text:p>,,createdAt</text:p>
            <text:p>string</text:p>
            <text:p>,,,2019-07-31T04:39:23.869Z</text:p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3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30T23:43:40.827476362</dc:date>
    <meta:editing-duration>PT3M54S</meta:editing-duration>
    <meta:editing-cycles>1</meta:editing-cycles>
    <meta:document-statistic meta:table-count="1" meta:cell-count="46" meta:object-count="0"/>
    <meta:generator>LibreOffice/6.2.5.2$Linux_X86_64 LibreOffice_project/a887734edd14b7c31b8ab527c0422d03c5e16f8b</meta:generator>
  </office:meta>
</office:document-meta>
</file>